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000000000DF0000003EAA95D984EB5E3E2D.png" manifest:media-type="image/png"/>
  <manifest:file-entry manifest:full-path="Pictures/10000000000000DB000000DC3BD9BE67129630B4.jpg" manifest:media-type="image/jpe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tyle:font-face style:name="Menlo" svg:font-family="Menlo, Monaco, Consolas, 'Courier New', monospace"/>
    <style:font-face style:name="OpenSymbol" svg:font-family="OpenSymbol"/>
    <style:font-face style:name="Roboto" svg:font-family="Roboto, 'Open Sans', sans-serif"/>
    <style:font-face style:name="Tahoma1" svg:font-family="Tahoma"/>
    <style:font-face style:name="apple-system" svg:font-family="apple-system, 'Helvetica Neue', Arial, 'PingFang SC', 'Hiragino Sans GB', STHeiti, 'Microsoft YaHei', 'Microsoft JhengHei', 'Source Han Sans SC', 'Noto Sans CJK SC', 'Source Han Sans CN', 'Noto Sans SC', 'Source Han Sans TC', 'Noto Sans CJK TC', 'WenQuanYi Micro Hei', SimSu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text-properties style:font-name="Palatino"/>
    </style:style>
    <style:style style:name="P2" style:family="paragraph" style:parent-style-name="Header">
      <style:paragraph-properties fo:text-align="start" style:justify-single-word="false"/>
      <style:text-properties style:font-name="Palatino" fo:font-size="11pt" fo:font-weight="bold" officeooo:rsid="0030c3b6" officeooo:paragraph-rsid="0030c3b6" style:font-size-asian="11pt" style:font-weight-asian="bold" style:font-size-complex="11pt" style:font-weight-complex="bold"/>
    </style:style>
    <style:style style:name="P3" style:family="paragraph" style:parent-style-name="Header">
      <style:paragraph-properties fo:text-align="start" style:justify-single-word="false"/>
      <style:text-properties style:font-name="Palatino" fo:font-size="11pt" style:font-size-asian="11pt" style:font-size-complex="11pt"/>
    </style:style>
    <style:style style:name="P4" style:family="paragraph" style:parent-style-name="Header">
      <style:paragraph-properties fo:text-align="start" style:justify-single-word="false"/>
    </style:style>
    <style:style style:name="P5" style:family="paragraph" style:parent-style-name="Table_20_Contents">
      <style:paragraph-properties fo:text-align="end" style:justify-single-word="false"/>
    </style:style>
    <style:style style:name="P6" style:family="paragraph" style:parent-style-name="Standard">
      <style:paragraph-properties fo:text-align="justify" style:justify-single-word="false"/>
      <style:text-properties style:font-name="Palatino"/>
    </style:style>
    <style:style style:name="P7" style:family="paragraph" style:parent-style-name="Standard">
      <style:paragraph-properties fo:text-align="justify" style:justify-single-word="false"/>
      <style:text-properties style:font-name="Palatino" style:text-underline-style="solid" style:text-underline-width="auto" style:text-underline-color="font-color"/>
    </style:style>
    <style:style style:name="P8" style:family="paragraph" style:parent-style-name="Standard">
      <style:paragraph-properties fo:text-align="justify" style:justify-single-word="false"/>
      <style:text-properties style:font-name="Palatino" fo:font-style="normal" style:text-underline-style="none" style:font-style-asian="normal" style:font-style-complex="normal"/>
    </style:style>
    <style:style style:name="P9" style:family="paragraph" style:parent-style-name="Standard">
      <style:paragraph-properties fo:text-align="justify" style:justify-single-word="false"/>
      <style:text-properties style:font-name="Palatino" fo:font-style="normal" style:text-underline-style="none" officeooo:rsid="00347205" officeooo:paragraph-rsid="00347205" style:font-style-asian="normal" style:font-style-complex="normal"/>
    </style:style>
    <style:style style:name="P10" style:family="paragraph" style:parent-style-name="Standard" style:list-style-name="L1">
      <style:paragraph-properties fo:text-align="justify" style:justify-single-word="false"/>
      <style:text-properties style:font-name="Palatino"/>
    </style:style>
    <style:style style:name="P11" style:family="paragraph" style:parent-style-name="Standard" style:list-style-name="L2">
      <style:paragraph-properties fo:text-align="justify" style:justify-single-word="false"/>
      <style:text-properties style:font-name="Palatino" fo:font-style="normal" style:text-underline-style="none" officeooo:rsid="0016f0ca" officeooo:paragraph-rsid="0039f2ce" style:font-style-asian="normal" style:font-style-complex="normal"/>
    </style:style>
    <style:style style:name="P12" style:family="paragraph" style:parent-style-name="Standard" style:list-style-name="L2">
      <style:paragraph-properties fo:text-align="justify" style:justify-single-word="false"/>
      <style:text-properties style:font-name="Palatino" fo:font-style="normal" style:text-underline-style="none" officeooo:rsid="0039f2ce" officeooo:paragraph-rsid="0039f2ce" style:font-style-asian="normal" style:font-style-complex="normal"/>
    </style:style>
    <style:style style:name="P13" style:family="paragraph" style:parent-style-name="Standard">
      <style:paragraph-properties fo:text-align="justify" style:justify-single-word="false"/>
      <style:text-properties style:font-name="Palatino" fo:font-style="normal" style:text-underline-style="none" officeooo:rsid="00347205" officeooo:paragraph-rsid="00347205" style:font-style-asian="normal" style:font-style-complex="normal"/>
    </style:style>
    <style:style style:name="P14" style:family="paragraph" style:parent-style-name="Standard" style:list-style-name="L2">
      <style:paragraph-properties fo:text-align="justify" style:justify-single-word="false"/>
      <style:text-properties style:font-name="Palatino" fo:font-style="normal" style:text-underline-style="none" fo:font-weight="normal" officeooo:rsid="0039f2ce" officeooo:paragraph-rsid="0039f2ce" style:font-style-asian="normal" style:font-weight-asian="normal" style:font-style-complex="normal" style:font-weight-complex="normal"/>
    </style:style>
    <style:style style:name="P15" style:family="paragraph" style:parent-style-name="Standard" style:list-style-name="L2">
      <style:paragraph-properties fo:text-align="justify" style:justify-single-word="false"/>
      <style:text-properties style:font-name="Palatino" fo:font-style="normal" style:text-underline-style="none" fo:font-weight="normal" officeooo:rsid="003c739c" officeooo:paragraph-rsid="003c739c"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style:font-name="Palatino" style:text-underline-style="none" fo:font-weight="bold" officeooo:rsid="00398d51" officeooo:paragraph-rsid="00398d51" style:font-weight-asian="bold" style:font-weight-complex="bold"/>
    </style:style>
    <style:style style:name="P17" style:family="paragraph" style:parent-style-name="Header">
      <style:paragraph-properties fo:text-align="start" style:justify-single-word="false"/>
      <style:text-properties style:font-name="Palatino" fo:font-size="11pt" fo:font-weight="bold" officeooo:rsid="001675a9" officeooo:paragraph-rsid="0039f2ce" style:font-size-asian="11pt" style:font-weight-asian="bold" style:font-size-complex="11pt" style:font-weight-complex="bold"/>
    </style:style>
    <style:style style:name="P18" style:family="paragraph" style:parent-style-name="Table_20_Contents">
      <style:paragraph-properties fo:text-align="end" style:justify-single-word="false"/>
      <style:text-properties officeooo:rsid="003a87f4" officeooo:paragraph-rsid="003a87f4"/>
    </style:style>
    <style:style style:name="T1" style:family="text">
      <style:text-properties fo:font-weight="bold" style:font-weight-asian="bold" style:font-weight-complex="bold"/>
    </style:style>
    <style:style style:name="T2" style:family="text">
      <style:text-properties fo:font-weight="bold" officeooo:rsid="003aea6f" style:font-weight-asian="bold" style:font-weight-complex="bold"/>
    </style:style>
    <style:style style:name="T3" style:family="text">
      <style:text-properties officeooo:rsid="0023c89a"/>
    </style:style>
    <style:style style:name="T4" style:family="text">
      <style:text-properties officeooo:rsid="001675a9"/>
    </style:style>
    <style:style style:name="T5" style:family="text">
      <style:text-properties officeooo:rsid="00398d51"/>
    </style:style>
    <style:style style:name="T6" style:family="text">
      <style:text-properties fo:font-variant="normal" fo:text-transform="none" fo:color="#404040" style:font-name="apple-system" fo:font-size="12pt" fo:letter-spacing="normal"/>
    </style:style>
    <style:style style:name="T7" style:family="text">
      <style:text-properties fo:font-variant="normal" fo:text-transform="none" fo:color="#404040" style:font-name="apple-system" fo:font-size="12pt" fo:letter-spacing="normal" fo:font-weight="normal" style:font-weight-asian="normal" style:font-weight-complex="normal"/>
    </style:style>
    <style:style style:name="T8" style:family="text">
      <style:text-properties fo:font-variant="normal" fo:text-transform="none" fo:color="#404040" style:font-name="apple-system" fo:font-size="12pt" fo:letter-spacing="normal" fo:font-weight="normal" officeooo:rsid="0039f2ce" style:font-weight-asian="normal" style:font-weight-complex="normal"/>
    </style:style>
    <style:style style:name="T9" style:family="text">
      <style:text-properties fo:font-variant="normal" fo:text-transform="none" fo:color="#404040" style:font-name="apple-system" fo:font-size="12pt" fo:letter-spacing="normal" fo:font-weight="normal" officeooo:rsid="003a87f4" style:font-weight-asian="normal" style:font-weight-complex="normal"/>
    </style:style>
    <style:style style:name="T10" style:family="text">
      <style:text-properties fo:font-variant="normal" fo:text-transform="none" fo:color="#404040" style:font-name="apple-system" fo:font-size="12pt" fo:letter-spacing="normal" officeooo:rsid="003a87f4"/>
    </style:style>
    <style:style style:name="T11" style:family="text">
      <style:text-properties fo:font-variant="normal" fo:text-transform="none" fo:color="#404040" style:font-name="apple-system" fo:font-size="12pt" fo:letter-spacing="normal" officeooo:rsid="003aea6f"/>
    </style:style>
    <style:style style:name="T12" style:family="text">
      <style:text-properties fo:font-variant="normal" fo:text-transform="none" fo:color="#404040" style:font-name="apple-system" fo:font-size="12pt" fo:letter-spacing="normal" officeooo:rsid="003c739c"/>
    </style:style>
    <style:style style:name="T13" style:family="text">
      <style:text-properties officeooo:rsid="0039f2ce"/>
    </style:style>
    <style:style style:name="T14" style:family="text">
      <style:text-properties officeooo:rsid="003a87f4"/>
    </style:style>
    <style:style style:name="T15" style:family="text">
      <style:text-properties officeooo:rsid="003aea6f"/>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7">Objetivo:</text:p>
      <text:p text:style-name="P6"/>
      <text:list xml:id="list1332965979" text:style-name="L1">
        <text:list-item>
          <text:p text:style-name="P10"><text:span text:style-name="T4">Consolidar los conocimientos adquiridos en clase para los métodos de búsqueda y bases de datos orientadas a grafos.</text:span></text:p>
        </text:list-item>
      </text:list>
      <text:p text:style-name="P6"/>
      <text:p text:style-name="P7">Enunciado:</text:p>
      <text:p text:style-name="P8"/>
      <text:list xml:id="list3429593288" text:style-name="L2">
        <text:list-item>
          <text:p text:style-name="P11">Diseñe y desarrolle <text:span text:style-name="T5">un sistema recopilador que permita obtener las noticias o facebook de los candidatos y almacenar dentro de una base de datos orientados a grafos: </text:span></text:p>
          <text:p text:style-name="P11"><text:span text:style-name="T7">Webscraping es la técnica de extraer datos contenidos en un formato no estructurado en una página web y llevarlos a una estructura fácil de usar.</text:span></text:p>
          <text:p text:style-name="P11"><text:span text:style-name="T8">Es por ello, que se desea</text:span><text:span text:style-name="T7"> crear nuevos métodos que permitan la recopilación masiva de informaciones para su posterior estudio y correlación en forma de big data.</text:span></text:p>
          <text:p text:style-name="P11"><text:span text:style-name="T8">En base a ello, vamos a obtener los datos de lo que esta hablando las noticias de los candidatos dentro del Ecuador y almacenar los datos dentro de una base de datos orientadas a grafos.</text:span></text:p>
          <text:p text:style-name="P11"><text:a xlink:type="simple" xlink:href="https://www.google.com/search?tbm=nws&amp;sxsrf=ALeKk01Q48xyd7421N_rrjzDN56Mnp8FTg:1607467777701&amp;q=candidatos+ecuador&amp;spell=1&amp;sa=X&amp;ved=0ahUKEwioo4KPvL_tAhXFrFkKHXv8CC8QBQgvKAA&amp;biw=1920&amp;bih=915&amp;dpr=1" text:style-name="Internet_20_link" text:visited-style-name="Visited_20_Internet_20_Link"><text:span text:style-name="T7">https://www.google.com/search?tbm=nws&amp;sxsrf=ALeKk01Q48xyd7421N_rrjzDN56Mnp8FTg:1607467777701&amp;q=candidatos+ecuador&amp;spell=1&amp;sa=X&amp;ved=0ahUKEwioo4KPvL_tAhXFrFkKHXv8CC8QBQgvKAA&amp;biw=1920&amp;bih=915&amp;dpr=1</text:span></text:a></text:p>
          <text:list>
            <text:list-item>
              <text:p text:style-name="P14"><text:span text:style-name="T6">Generar un modelo que permita obtener y almacenar los datos en los grafos.</text:span></text:p>
            </text:list-item>
            <text:list-item>
              <text:p text:style-name="P14"><text:span text:style-name="T6">Vincular los datos con el candidato seleccionado.</text:span></text:p>
            </text:list-item>
            <text:list-item>
              <text:p text:style-name="P14"><text:span text:style-name="T6">Se debe tener al menos 1000 nodos generados, </text:span><text:span text:style-name="T12">en caso de tener estos datos seleccionar al partido (UNES) (UNES AZUAY) (Candidato Presidencial)</text:span></text:p>
            </text:list-item>
            <text:list-item>
              <text:p text:style-name="P14"><text:span text:style-name="T6">Obtener de la noticia: el </text:span><text:span text:style-name="T10">L</text:span><text:span text:style-name="T6">ink, mensaje, fecha</text:span></text:p>
            </text:list-item>
            <text:list-item>
              <text:p text:style-name="P15"><text:span text:style-name="T6">Facebook: Comentarios, Publicaciones, Amigos, Likes, Seguidores, etc.</text:span></text:p>
            </text:list-item>
            <text:list-item>
              <text:p text:style-name="P14"><text:span text:style-name="T6">No se debe repetir los candidatos</text:span><text:span text:style-name="T11"> a asambleístas</text:span><text:span text:style-name="T6"> </text:span><text:span text:style-name="T10">dentro del Foro </text:span><text:span text:style-name="T11">del partido político de UNES </text:span><text:span text:style-name="T12">AZUAY (10 primeros) </text:span><text:span text:style-name="T10">.</text:span></text:p>
            </text:list-item>
            <text:list-item>
              <text:p text:style-name="P14"><text:span text:style-name="T6">Se puede utilizar cualquier herramienta o procesamiento para el WebScarping.</text:span></text:p>
            </text:list-item>
            <text:list-item>
              <text:p text:style-name="P12"><text:span text:style-name="T7">Generar sus </text:span><text:span text:style-name="T9">análisis, </text:span><text:span text:style-name="T7">conclusiones y recomendaciones en base a <text:s/>los datos </text:span></text:p>
            </text:list-item>
          </text:list>
        </text:list-item>
      </text:list>
      <text:p text:style-name="P9"/>
      <text:p text:style-name="P9">Documentos de entrega: <text:s/>Se <text:span text:style-name="T13">deberá</text:span> entregar un informe con el <text:span text:style-name="T15">base de datos de neo4j</text:span>, dentro del mismo tener capturas del procesos de neo4j y resultados antes descritos.</text:p>
      <text:p text:style-name="P9"/>
      <text:p text:style-name="P9">Fecha de entrega: <text:span text:style-name="T15">12</text:span><text:span text:style-name="T1">/</text:span><text:span text:style-name="T2">12</text:span><text:span text:style-name="T1">/2020</text:span> – <text:span text:style-name="T15">23</text:span><text:span text:style-name="T1">:</text:span><text:span text:style-name="T2">55</text:span><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1" svg:font-family="Arial"/>
    <style:font-face style:name="Menlo" svg:font-family="Menlo, Monaco, Consolas, 'Courier New', monospace"/>
    <style:font-face style:name="OpenSymbol" svg:font-family="OpenSymbol"/>
    <style:font-face style:name="Roboto" svg:font-family="Roboto, 'Open Sans', sans-serif"/>
    <style:font-face style:name="Tahoma1" svg:font-family="Tahoma"/>
    <style:font-face style:name="apple-system" svg:font-family="apple-system, 'Helvetica Neue', Arial, 'PingFang SC', 'Hiragino Sans GB', STHeiti, 'Microsoft YaHei', 'Microsoft JhengHei', 'Source Han Sans SC', 'Noto Sans CJK SC', 'Source Han Sans CN', 'Noto Sans SC', 'Source Han Sans TC', 'Noto Sans CJK TC', 'WenQuanYi Micro Hei', SimSu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C"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C"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a1" style:family="table">
      <style:table-properties style:width="7.0896in" fo:margin-left="0in" fo:margin-right="-0.0021in" table:align="margins"/>
    </style:style>
    <style:style style:name="Tabla1.A" style:family="table-column">
      <style:table-column-properties style:column-width="0.766in" style:rel-column-width="7083*"/>
    </style:style>
    <style:style style:name="Tabla1.B" style:family="table-column">
      <style:table-column-properties style:column-width="3.3181in" style:rel-column-width="30670*"/>
    </style:style>
    <style:style style:name="Tabla1.C" style:family="table-column">
      <style:table-column-properties style:column-width="3.0056in" style:rel-column-width="27782*"/>
    </style:style>
    <style:style style:name="Tabla1.A1" style:family="table-cell">
      <style:table-cell-properties fo:padding="0.0382in" fo:border="none"/>
    </style:style>
    <style:style style:name="MP1" style:family="paragraph" style:parent-style-name="Header">
      <style:paragraph-properties fo:text-align="start" style:justify-single-word="false"/>
      <style:text-properties style:font-name="Palatino"/>
    </style:style>
    <style:style style:name="MP2" style:family="paragraph" style:parent-style-name="Header">
      <style:paragraph-properties fo:text-align="start" style:justify-single-word="false"/>
      <style:text-properties style:font-name="Palatino" fo:font-size="11pt" fo:font-weight="bold" officeooo:rsid="001675a9" officeooo:paragraph-rsid="0039f2ce" style:font-size-asian="11pt" style:font-weight-asian="bold" style:font-size-complex="11pt" style:font-weight-complex="bold"/>
    </style:style>
    <style:style style:name="MP3" style:family="paragraph" style:parent-style-name="Header">
      <style:paragraph-properties fo:text-align="start" style:justify-single-word="false"/>
      <style:text-properties style:font-name="Palatino" fo:font-size="11pt" style:font-size-asian="11pt" style:font-size-complex="11pt"/>
    </style:style>
    <style:style style:name="MP4" style:family="paragraph" style:parent-style-name="Table_20_Contents">
      <style:paragraph-properties fo:text-align="end" style:justify-single-word="false"/>
    </style:style>
    <style:style style:name="MP5" style:family="paragraph" style:parent-style-name="Header">
      <style:paragraph-properties fo:text-align="start" style:justify-single-word="false"/>
      <style:text-properties style:font-name="Palatino" fo:font-size="11pt" fo:font-weight="bold" officeooo:rsid="0030c3b6" officeooo:paragraph-rsid="0030c3b6" style:font-size-asian="11pt" style:font-weight-asian="bold" style:font-size-complex="11pt" style:font-weight-complex="bold"/>
    </style:style>
    <style:style style:name="MP6" style:family="paragraph" style:parent-style-name="Table_20_Contents">
      <style:paragraph-properties fo:text-align="end" style:justify-single-word="false"/>
      <style:text-properties officeooo:rsid="003a87f4" officeooo:paragraph-rsid="003a87f4"/>
    </style:style>
    <style:style style:name="MP7" style:family="paragraph" style:parent-style-name="Header">
      <style:paragraph-properties fo:text-align="start" style:justify-single-word="false"/>
    </style:style>
    <style:style style:name="MT1" style:family="text">
      <style:text-properties officeooo:rsid="0023c89a"/>
    </style:style>
    <style:style style:name="MT2" style:family="text">
      <style:text-properties officeooo:rsid="003a87f4"/>
    </style:style>
    <style:style style:name="M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902in" fo:margin-bottom="0.6102in" fo:margin-left="0.5902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column table:style-name="Tabla1.C"/>
          <table:table-row>
            <table:table-cell table:style-name="Tabla1.A1" office:value-type="string">
              <text:p text:style-name="MP1"><draw:frame draw:style-name="Mfr1" draw:name="gráficos2" text:anchor-type="as-char" svg:width="0.6472in" svg:height="0.65in" draw:z-index="0"><draw:image xlink:href="Pictures/10000000000000DB000000DC3BD9BE67129630B4.jpg" xlink:type="simple" xlink:show="embed" xlink:actuate="onLoad" loext:mime-type="image/jpeg"/></draw:frame></text:p>
            </table:table-cell>
            <table:table-cell table:style-name="Tabla1.A1" office:value-type="string">
              <text:p text:style-name="MP2"><text:span text:style-name="MT1">Inteligencia Artificial 1.</text:span></text:p>
              <text:p text:style-name="MP3"/>
            </table:table-cell>
            <table:table-cell table:style-name="Tabla1.A1" office:value-type="string">
              <text:p text:style-name="MP4"><draw:frame draw:style-name="Mfr2" draw:name="gráficos1" text:anchor-type="as-char" svg:y="-0.3146in" svg:width="1.8555in" svg:height="0.4854in" draw:z-index="1"><draw:image xlink:href="Pictures/10000000000000DF0000003EAA95D984EB5E3E2D.png" xlink:type="simple" xlink:show="embed" xlink:actuate="onLoad" loext:mime-type="image/png"/></draw:frame></text:p>
            </table:table-cell>
          </table:table-row>
          <table:table-row>
            <table:table-cell table:style-name="Tabla1.A1" office:value-type="string">
              <text:p text:style-name="MP1"/>
            </table:table-cell>
            <table:table-cell table:style-name="Tabla1.A1" office:value-type="string">
              <text:p text:style-name="MP5">Examen <text:span text:style-name="MT2">Practico </text:span></text:p>
            </table:table-cell>
            <table:table-cell table:style-name="Tabla1.A1" office:value-type="string">
              <text:p text:style-name="MP6">08/12/2020</text:p>
            </table:table-cell>
          </table:table-row>
        </table:table>
        <text:p text:style-name="MP7"/>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9-09T10:14:10</meta:creation-date>
    <dc:date>2020-12-08T18:08:59.477704662</dc:date>
    <meta:editing-duration>P5DT14H53M3S</meta:editing-duration>
    <meta:editing-cycles>62</meta:editing-cycles>
    <meta:generator>LibreOffice/6.2.7.1$Linux_X86_64 LibreOffice_project/20$Build-1</meta:generator>
    <meta:print-date>2010-09-13T17:05:45</meta:print-date>
    <meta:document-statistic meta:table-count="1" meta:image-count="2" meta:object-count="0" meta:page-count="1" meta:paragraph-count="23" meta:word-count="286" meta:character-count="1902" meta:non-whitespace-character-count="1644"/>
  </office:meta>
</office:document-meta>
</file>